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0000000411D0AAD253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645cm" svg:x="1.167cm" svg:y="4.746cm">
          <draw:image xlink:href="Pictures/100002010000040000000411D0AAD253.png" xlink:type="simple" xlink:show="embed" xlink:actuate="onLoad">
            <text:p/>
          </draw:image>
        </draw:frame>
        <draw:line draw:style-name="gr2" draw:text-style-name="P1" draw:layer="layout" svg:x1="7.604cm" svg:y1="11.287cm" svg:x2="10.271cm" svg:y2="10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ff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stin Brunelle</meta:initial-creator>
    <meta:creation-date>2013-12-12T22:14:12</meta:creation-date>
    <dc:date>2013-12-12T22:16:01</dc:date>
    <dc:creator>Justin Brunelle</dc:creator>
    <meta:editing-duration>P0D</meta:editing-duration>
    <meta:editing-cycles>1</meta:editing-cycles>
    <meta:document-statistic meta:object-count="2"/>
    <meta:generator>LibreOffice/3.6$Linux_x86 LibreOffice_project/360m1$Build-2</meta:generator>
  </office:meta>
</office:document-meta>
</file>